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84cm" fo:min-width="5.3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514cm" fo:min-width="3.846cm"/>
    </style:style>
    <style:style style:name="gr4" style:family="graphic" style:parent-style-name="standard">
      <style:graphic-properties draw:textarea-horizontal-align="justify" draw:textarea-vertical-align="middle" draw:auto-grow-height="false" fo:min-height="1.954cm" fo:min-width="3.152cm"/>
    </style:style>
    <style:style style:name="gr5" style:family="graphic" style:parent-style-name="standard">
      <style:graphic-properties draw:textarea-horizontal-align="justify" draw:textarea-vertical-align="middle" draw:auto-grow-height="false" fo:min-height="1.766cm" fo:min-width="2.146cm"/>
    </style:style>
    <style:style style:name="gr6" style:family="graphic" style:parent-style-name="standard">
      <style:graphic-properties draw:textarea-horizontal-align="justify" draw:textarea-vertical-align="middle" draw:auto-grow-height="false" fo:min-height="0.458cm" fo:min-width="2.612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8.3cm" svg:height="3.3cm" svg:x="6.3cm" svg:y="2.9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7cm" svg:y1="5.2cm" svg:x2="10.7cm" svg:y2="8cm">
          <text:p/>
        </draw:line>
        <draw:custom-shape draw:style-name="gr3" draw:text-style-name="P1" draw:layer="layout" svg:width="6.9cm" svg:height="2.8cm" svg:x="6.7cm" svg:y="8cm">
          <text:p text:style-name="P1">Wprowadź</text:p>
          <text:p text:style-name="P1">Liczbę całkowitą</text:p>
          <text:p text:style-name="P1">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0.5cm" svg:y1="9.4cm" svg:x2="10.6cm" svg:y2="13.3cm">
          <text:p/>
        </draw:line>
        <draw:custom-shape draw:style-name="gr4" draw:text-style-name="P1" xml:id="id1" draw:id="id1" draw:layer="layout" svg:width="5.8cm" svg:height="3.5cm" svg:x="7.4cm" svg:y="13.4cm">
          <text:p text:style-name="P1">Oblicz</text:p>
          <text:p text:style-name="P1">n = n + 1</text:p>
          <draw:enhanced-geometry svg:viewBox="0 0 21600 21600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4.2cm" svg:height="3.2cm" svg:x="8.2cm" svg:y="18.4cm">
          <text:p text:style-name="P1">Pokaż</text:p>
          <text:p text:style-name="P1">N =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4.4cm" svg:height="1cm" svg:x="8.2cm" svg:y="27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svg:x1="13.2cm" svg:y1="15.15cm" svg:x2="11.192cm" svg:y2="23.5cm" draw:start-shape="id1" draw:start-glue-point="6" svg:d="M13200 15150h502v8350h-2510" svg:viewBox="0 0 2511 8351">
          <text:p/>
        </draw:connector>
        <draw:frame draw:style-name="gr8" draw:text-style-name="P3" draw:layer="layout" svg:width="1.7cm" svg:height="2.384cm" svg:x="12.7cm" svg:y="22.7cm">
          <draw:text-box>
            <text:p>Tak</text:p>
          </draw:text-box>
        </draw:frame>
        <draw:line draw:style-name="gr9" draw:text-style-name="P2" draw:layer="layout" svg:x1="10cm" svg:y1="24.8cm" svg:x2="10.1cm" svg:y2="27.3cm">
          <text:p text:style-name="P1">Nie</text:p>
          <text:p text:style-name="P1"/>
        </draw:line>
        <draw:line draw:style-name="gr2" draw:text-style-name="P2" draw:layer="layout" svg:x1="10.5cm" svg:y1="17cm" svg:x2="10.4cm" svg:y2="18.5cm">
          <text:p/>
        </draw:line>
        <draw:line draw:style-name="gr2" draw:text-style-name="P2" draw:layer="layout" svg:x1="10.5cm" svg:y1="21.7cm" svg:x2="10.5cm" svg:y2="22.6cm">
          <text:p/>
        </draw:line>
        <draw:custom-shape draw:style-name="gr10" draw:text-style-name="P1" draw:layer="layout" svg:width="7cm" svg:height="2.6cm" svg:x="6.5cm" svg:y="22.2cm">
          <text:p text:style-name="P1">Czy dodawać dalej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8T08:08:46.187080115</meta:creation-date>
    <dc:date>2018-11-28T08:34:31.358904492</dc:date>
    <meta:editing-duration>PT4M37S</meta:editing-duration>
    <meta:editing-cycles>1</meta:editing-cycles>
    <meta:generator>LibreOffice/6.0.6.2$Linux_X86_64 LibreOffice_project/00m0$Build-2</meta:generator>
    <meta:document-statistic meta:object-count="13"/>
  </office:meta>
</office:document-meta>
</file>